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580000001FBE0AFCC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center" style:justify-single-word="false"/>
      <style:text-properties fo:color="#808080"/>
    </style:style>
    <style:style style:name="P2" style:family="paragraph" style:parent-style-name="Footer">
      <style:paragraph-properties fo:margin-left="0in" fo:margin-right="0.25in" fo:text-indent="0in" style:auto-text-indent="false"/>
      <style:text-properties fo:color="#808080"/>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paragraph-properties>
    </style:style>
    <style:style style:name="P5" style:family="paragraph" style:parent-style-name="Standard">
      <style:text-properties fo:font-weight="bold" style:font-weight-asian="bold"/>
    </style:style>
    <style:style style:name="P6" style:family="paragraph" style:parent-style-name="Standard">
      <style:text-properties fo:font-size="22pt" fo:font-weight="bold" style:font-size-asian="22pt" style:font-weight-asian="bold"/>
    </style:style>
    <style:style style:name="P7" style:family="paragraph" style:parent-style-name="Standard">
      <style:paragraph-properties fo:text-align="center" style:justify-single-word="false"/>
      <style:text-properties fo:font-size="22pt" fo:font-weight="bold" style:font-size-asian="22pt"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text-properties style:text-underline-style="solid" style:text-underline-width="auto" style:text-underline-color="font-color" fo:font-weight="bold" style:font-weight-asian="bold"/>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officeooo:rsid="001e87de" officeooo:paragraph-rsid="001e87de" style:font-weight-asian="bold"/>
    </style:style>
    <style:style style:name="P12" style:family="paragraph" style:parent-style-name="Standard">
      <style:text-properties fo:font-size="20pt" fo:font-weight="bold" style:font-size-asian="20pt" style:font-weight-asian="bold"/>
    </style:style>
    <style:style style:name="P13" style:family="paragraph" style:parent-style-name="Standard">
      <style:text-properties officeooo:rsid="00222b75" officeooo:paragraph-rsid="00222b75"/>
    </style:style>
    <style:style style:name="P14" style:family="paragraph" style:parent-style-name="Standard">
      <style:text-properties officeooo:paragraph-rsid="00222b75"/>
    </style:style>
    <style:style style:name="P15" style:family="paragraph" style:parent-style-name="Standard">
      <style:paragraph-properties fo:break-before="page"/>
    </style:style>
    <style:style style:name="P16" style:family="paragraph" style:parent-style-name="Standard">
      <style:paragraph-properties fo:text-align="center" style:justify-single-word="false" fo:break-before="page"/>
    </style:style>
    <style:style style:name="P17" style:family="paragraph" style:parent-style-name="Footnote">
      <style:paragraph-properties fo:break-before="page"/>
    </style:style>
    <style:style style:name="P18" style:family="paragraph" style:parent-style-name="Standard">
      <style:paragraph-properties fo:margin-left="0in" fo:margin-right="0in" fo:text-indent="0.5in" style:auto-text-indent="false"/>
    </style:style>
    <style:style style:name="P19" style:family="paragraph" style:parent-style-name="Standard">
      <style:paragraph-properties fo:margin-left="0in" fo:margin-right="0in" fo:text-indent="0.5in" style:auto-text-indent="false"/>
      <style:text-properties officeooo:rsid="00200989" officeooo:paragraph-rsid="00200989"/>
    </style:style>
    <style:style style:name="P20" style:family="paragraph" style:parent-style-name="Standard">
      <style:paragraph-properties fo:margin-left="0in" fo:margin-right="0in" fo:text-indent="0.5in" style:auto-text-indent="false"/>
      <style:text-properties officeooo:paragraph-rsid="00222b75"/>
    </style:style>
    <style:style style:name="P21" style:family="paragraph" style:parent-style-name="Standard">
      <style:paragraph-properties fo:margin-left="0in" fo:margin-right="0in" fo:text-indent="0.5in" style:auto-text-indent="false"/>
      <style:text-properties officeooo:rsid="0024fc03" officeooo:paragraph-rsid="0024fc03"/>
    </style:style>
    <style:style style:name="P22" style:family="paragraph" style:parent-style-name="Standard" style:master-page-name="Standard">
      <style:paragraph-properties style:page-number="auto"/>
    </style:style>
    <style:style style:name="P23" style:family="paragraph" style:parent-style-name="Standard" style:list-style-name="WW8Num4">
      <style:text-properties officeooo:paragraph-rsid="00368b31"/>
    </style:style>
    <style:style style:name="P24" style:family="paragraph" style:parent-style-name="Standard">
      <style:text-properties officeooo:rsid="00222b75" officeooo:paragraph-rsid="00222b75"/>
    </style:style>
    <style:style style:name="P25" style:family="paragraph" style:parent-style-name="Standard">
      <style:text-properties fo:font-size="14pt" style:font-size-asian="14pt"/>
    </style:style>
    <style:style style:name="P26" style:family="paragraph" style:parent-style-name="Standard">
      <style:paragraph-properties fo:text-align="start" style:justify-single-word="false"/>
      <style:text-properties fo:font-size="14pt" style:font-size-asian="14pt"/>
    </style:style>
    <style:style style:name="P27" style:family="paragraph" style:parent-style-name="Standard">
      <style:paragraph-properties fo:text-align="start" style:justify-single-word="false"/>
      <style:text-properties fo:font-size="14pt" fo:font-weight="bold" officeooo:rsid="002b3414" officeooo:paragraph-rsid="002b3414" style:font-size-asian="12.25pt" style:font-weight-asian="bold" style:font-size-complex="14pt" style:font-weight-complex="bold"/>
    </style:style>
    <style:style style:name="P28" style:family="paragraph" style:parent-style-name="Standard" style:list-style-name="L1">
      <style:paragraph-properties fo:text-align="start" style:justify-single-word="false"/>
      <style:text-properties fo:font-size="14pt" fo:font-weight="bold" officeooo:rsid="002b3414" officeooo:paragraph-rsid="002b3414" style:font-size-asian="12.25pt" style:font-weight-asian="bold" style:font-size-complex="14pt" style:font-weight-complex="bold"/>
    </style:style>
    <style:style style:name="P29" style:family="paragraph" style:parent-style-name="Standard">
      <style:text-properties fo:font-size="14pt" fo:font-weight="bold" officeooo:rsid="002d07c0" officeooo:paragraph-rsid="002d07c0" style:font-size-asian="12.25pt" style:font-weight-asian="bold" style:font-size-complex="14pt" style:font-weight-complex="bold"/>
    </style:style>
    <style:style style:name="P30" style:family="paragraph" style:parent-style-name="Standard">
      <style:text-properties fo:font-size="14pt" fo:font-weight="bold" officeooo:rsid="002d07c0" officeooo:paragraph-rsid="002d07c0" style:font-size-asian="14pt" style:font-weight-asian="bold" style:font-weight-complex="bold"/>
    </style:style>
    <style:style style:name="P31" style:family="paragraph" style:parent-style-name="Standard">
      <style:paragraph-properties fo:text-align="start" style:justify-single-word="false"/>
      <style:text-properties officeooo:paragraph-rsid="002b3414"/>
    </style:style>
    <style:style style:name="P32" style:family="paragraph" style:parent-style-name="Standard">
      <style:paragraph-properties fo:text-align="start" style:justify-single-word="false"/>
      <style:text-properties officeooo:paragraph-rsid="002d07c0"/>
    </style:style>
    <style:style style:name="P33" style:family="paragraph" style:parent-style-name="Standard">
      <style:paragraph-properties fo:text-align="start" style:justify-single-word="false"/>
      <style:text-properties officeooo:paragraph-rsid="002f19d0"/>
    </style:style>
    <style:style style:name="P34" style:family="paragraph" style:parent-style-name="Standard">
      <style:paragraph-properties fo:text-align="start" style:justify-single-word="false"/>
      <style:text-properties officeooo:paragraph-rsid="003549c4"/>
    </style:style>
    <style:style style:name="P35" style:family="paragraph" style:parent-style-name="Standard">
      <style:text-properties officeooo:rsid="002b3414" officeooo:paragraph-rsid="002b3414"/>
    </style:style>
    <style:style style:name="P36" style:family="paragraph" style:parent-style-name="Standard">
      <style:paragraph-properties fo:text-align="start" style:justify-single-word="false"/>
      <style:text-properties officeooo:rsid="002b3414" officeooo:paragraph-rsid="002b3414"/>
    </style:style>
    <style:style style:name="P37" style:family="paragraph" style:parent-style-name="Standard">
      <style:text-properties officeooo:paragraph-rsid="002d07c0"/>
    </style:style>
    <style:style style:name="P38" style:family="paragraph" style:parent-style-name="Standard">
      <style:paragraph-properties fo:text-align="center" style:justify-single-word="false"/>
      <style:text-properties fo:font-size="22pt" fo:font-weight="bold" officeooo:rsid="00368b31" officeooo:paragraph-rsid="00368b31" style:font-size-asian="22pt" style:font-weight-asian="bold"/>
    </style:style>
    <style:style style:name="P39" style:family="paragraph" style:parent-style-name="Standard" style:list-style-name="WW8Num4">
      <style:text-properties officeooo:rsid="00368b31" officeooo:paragraph-rsid="00368b31"/>
    </style:style>
    <style:style style:name="P40" style:family="paragraph" style:parent-style-name="Standard">
      <style:paragraph-properties fo:margin-left="0in" fo:margin-right="0in" fo:text-indent="0.5in" style:auto-text-indent="false"/>
      <style:text-properties officeooo:rsid="00222b75" officeooo:paragraph-rsid="00222b75"/>
    </style:style>
    <style:style style:name="P41" style:family="paragraph" style:parent-style-name="Heading_20_2">
      <style:paragraph-properties fo:text-align="start" style:justify-single-word="false"/>
      <style:text-properties fo:font-size="14pt" style:font-size-asian="14pt"/>
    </style:style>
    <style:style style:name="P42" style:family="paragraph" style:parent-style-name="Heading_20_2">
      <style:paragraph-properties fo:text-align="start" style:justify-single-word="false"/>
      <style:text-properties fo:font-size="14pt" officeooo:rsid="00222b75" officeooo:paragraph-rsid="00222b75" style:font-size-asian="14pt"/>
    </style:style>
    <style:style style:name="P43" style:family="paragraph" style:parent-style-name="Heading_20_2">
      <style:paragraph-properties fo:text-align="start" style:justify-single-word="false"/>
      <style:text-properties fo:font-size="14pt" officeooo:rsid="00241a6a" officeooo:paragraph-rsid="00241a6a" style:font-size-asian="14pt"/>
    </style:style>
    <style:style style:name="P44" style:family="paragraph" style:parent-style-name="Heading_20_2">
      <style:paragraph-properties fo:text-align="start" style:justify-single-word="false"/>
      <style:text-properties fo:font-size="14pt" officeooo:rsid="002d07c0" officeooo:paragraph-rsid="002d07c0" style:font-size-asian="14pt"/>
    </style:style>
    <style:style style:name="P45" style:family="paragraph" style:parent-style-name="Heading_20_2">
      <style:paragraph-properties fo:text-align="start" style:justify-single-word="false"/>
      <style:text-properties fo:font-size="14pt" officeooo:rsid="002f19d0" officeooo:paragraph-rsid="002f19d0" style:font-size-asian="14pt"/>
    </style:style>
    <style:style style:name="P46" style:family="paragraph" style:parent-style-name="Heading_20_2">
      <style:paragraph-properties fo:text-align="start" style:justify-single-word="false"/>
      <style:text-properties fo:font-size="14pt" officeooo:rsid="003549c4" officeooo:paragraph-rsid="003549c4" style:font-size-asian="14pt"/>
    </style:style>
    <style:style style:name="P47" style:family="paragraph" style:parent-style-name="Heading_20_2">
      <style:paragraph-properties fo:text-align="start" style:justify-single-word="false"/>
    </style:style>
    <style:style style:name="P48" style:family="paragraph" style:parent-style-name="Heading_20_2">
      <style:paragraph-properties fo:text-align="start" style:justify-single-word="false"/>
      <style:text-properties officeooo:paragraph-rsid="002b3414"/>
    </style:style>
    <style:style style:name="P49" style:family="paragraph" style:parent-style-name="Heading_20_2">
      <style:paragraph-properties fo:text-align="start" style:justify-single-word="false"/>
      <style:text-properties officeooo:rsid="002b3414" officeooo:paragraph-rsid="002b3414"/>
    </style:style>
    <style:style style:name="P50" style:family="paragraph" style:parent-style-name="Heading_20_1">
      <style:text-properties officeooo:rsid="001e87de" officeooo:paragraph-rsid="001e87de"/>
    </style:style>
    <style:style style:name="P51" style:family="paragraph" style:parent-style-name="Heading_20_1">
      <style:text-properties fo:font-size="20pt" style:font-size-asian="20pt"/>
    </style:style>
    <style:style style:name="P52" style:family="paragraph" style:parent-style-name="Heading_20_1">
      <style:paragraph-properties fo:text-align="start" style:justify-single-word="false"/>
      <style:text-properties fo:font-size="20pt" style:font-size-asian="20pt"/>
    </style:style>
    <style:style style:name="P53" style:family="paragraph" style:parent-style-name="Heading_20_1">
      <style:text-properties fo:font-size="26pt" style:font-size-asian="26pt"/>
    </style:style>
    <style:style style:name="P54" style:family="paragraph" style:parent-style-name="Heading_20_3">
      <style:paragraph-properties fo:text-align="start" style:justify-single-word="false"/>
      <style:text-properties style:text-underline-style="none"/>
    </style:style>
    <style:style style:name="P55" style:family="paragraph" style:parent-style-name="Heading_20_3">
      <style:paragraph-properties fo:text-align="start" style:justify-single-word="false"/>
      <style:text-properties style:text-underline-style="none" fo:font-weight="normal" style:font-weight-asian="normal"/>
    </style:style>
    <style:style style:name="P56" style:family="paragraph" style:parent-style-name="Contents_20_1">
      <style:paragraph-properties>
        <style:tab-stops>
          <style:tab-stop style:position="6in" style:leader-style="solid" style:leader-text="_"/>
        </style:tab-stops>
      </style:paragraph-properties>
    </style:style>
    <style:style style:name="P57" style:family="paragraph" style:parent-style-name="Contents_20_2">
      <style:paragraph-properties>
        <style:tab-stops>
          <style:tab-stop style:position="6in" style:leader-style="solid" style:leader-text="_"/>
        </style:tab-stops>
      </style:paragraph-properties>
    </style:style>
    <style:style style:name="P58" style:family="paragraph" style:parent-style-name="Contents_20_3">
      <style:paragraph-properties>
        <style:tab-stops>
          <style:tab-stop style:position="6in" style:leader-style="solid" style:leader-text="_"/>
        </style:tab-stops>
      </style:paragraph-properties>
    </style:style>
    <style:style style:name="T1" style:family="text">
      <style:text-properties fo:color="#0000ff"/>
    </style:style>
    <style:style style:name="T2" style:family="text">
      <style:text-properties fo:font-size="20pt" style:font-size-asian="20pt"/>
    </style:style>
    <style:style style:name="T3" style:family="text">
      <style:text-properties officeooo:rsid="001e87de"/>
    </style:style>
    <style:style style:name="T4" style:family="text">
      <style:text-properties officeooo:rsid="00200989"/>
    </style:style>
    <style:style style:name="T5" style:family="text">
      <style:text-properties officeooo:rsid="0021db2f"/>
    </style:style>
    <style:style style:name="T6" style:family="text">
      <style:text-properties officeooo:rsid="00222b75"/>
    </style:style>
    <style:style style:name="T7" style:family="text">
      <style:text-properties officeooo:rsid="00241a6a"/>
    </style:style>
    <style:style style:name="T8" style:family="text">
      <style:text-properties officeooo:rsid="0024fc03"/>
    </style:style>
    <style:style style:name="T9" style:family="text">
      <style:text-properties fo:font-size="14pt" style:font-size-asian="14pt"/>
    </style:style>
    <style:style style:name="T10" style:family="text">
      <style:text-properties fo:font-size="14pt" officeooo:rsid="002b3414" style:font-size-asian="14pt"/>
    </style:style>
    <style:style style:name="T11" style:family="text">
      <style:text-properties fo:font-size="14pt" officeooo:rsid="002d07c0" style:font-size-asian="14pt"/>
    </style:style>
    <style:style style:name="T12" style:family="text">
      <style:text-properties fo:font-size="14pt" officeooo:rsid="002f19d0" style:font-size-asian="14pt"/>
    </style:style>
    <style:style style:name="T13" style:family="text">
      <style:text-properties fo:font-size="14pt" officeooo:rsid="003549c4" style:font-size-asian="14pt"/>
    </style:style>
    <style:style style:name="T14" style:family="text">
      <style:text-properties fo:font-size="14pt" fo:font-weight="bold" officeooo:rsid="002d07c0" style:font-size-asian="12.25pt" style:font-weight-asian="bold" style:font-size-complex="14pt" style:font-weight-complex="bold"/>
    </style:style>
    <style:style style:name="T15" style:family="text">
      <style:text-properties officeooo:rsid="0029ad70"/>
    </style:style>
    <style:style style:name="T16" style:family="text">
      <style:text-properties officeooo:rsid="002b3414"/>
    </style:style>
    <style:style style:name="T17" style:family="text">
      <style:text-properties fo:font-size="10pt" style:font-size-asian="8.75pt" style:font-size-complex="10pt"/>
    </style:style>
    <style:style style:name="T18" style:family="text">
      <style:text-properties fo:font-size="10pt" officeooo:rsid="002d07c0" style:font-size-asian="8.75pt" style:font-size-complex="10pt"/>
    </style:style>
    <style:style style:name="T19" style:family="text">
      <style:text-properties fo:font-size="10pt" officeooo:rsid="002f19d0" style:font-size-asian="8.75pt" style:font-size-complex="10pt"/>
    </style:style>
    <style:style style:name="T20" style:family="text">
      <style:text-properties fo:font-size="10pt" officeooo:rsid="00315d0b" style:font-size-asian="8.75pt" style:font-size-complex="10pt"/>
    </style:style>
    <style:style style:name="T21" style:family="text">
      <style:text-properties fo:font-size="10pt" fo:font-weight="normal" style:font-size-asian="8.75pt" style:font-weight-asian="normal" style:font-size-complex="10pt" style:font-weight-complex="normal"/>
    </style:style>
    <style:style style:name="T22" style:family="text">
      <style:text-properties fo:font-size="10pt" fo:font-weight="normal" officeooo:rsid="002d07c0" style:font-size-asian="8.75pt" style:font-weight-asian="normal" style:font-size-complex="10pt" style:font-weight-complex="normal"/>
    </style:style>
    <style:style style:name="T23" style:family="text">
      <style:text-properties fo:font-size="10pt" officeooo:rsid="003549c4" style:font-size-asian="10pt" style:font-size-complex="10pt"/>
    </style:style>
    <style:style style:name="T24" style:family="text">
      <style:text-properties officeooo:rsid="002d07c0"/>
    </style:style>
    <style:style style:name="T25" style:family="text">
      <style:text-properties officeooo:rsid="002d800c"/>
    </style:style>
    <style:style style:name="T26" style:family="text">
      <style:text-properties officeooo:rsid="002ed0af"/>
    </style:style>
    <style:style style:name="T27" style:family="text">
      <style:text-properties officeooo:rsid="002f19d0"/>
    </style:style>
    <style:style style:name="T28" style:family="text">
      <style:text-properties officeooo:rsid="0030688b"/>
    </style:style>
    <style:style style:name="T29" style:family="text">
      <style:text-properties officeooo:rsid="00319bd1"/>
    </style:style>
    <style:style style:name="T30" style:family="text">
      <style:text-properties officeooo:rsid="00368b31"/>
    </style:style>
    <style:style style:name="T3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h text:style-name="Heading_20_7" text:outline-level="7"/>
      <text:p text:style-name="Standard"/>
      <text:p text:style-name="P38">Gamer 2 Creator</text:p>
      <text:p text:style-name="P6"/>
      <text:p text:style-name="P6"/>
      <text:p text:style-name="P7">Design Document for:</text:p>
      <text:p text:style-name="Standard"/>
      <text:p text:style-name="Standard"/>
      <text:h text:style-name="P50" text:outline-level="1"><text:bookmark-start text:name="__RefHeading__1_2063561233"/>Sudden Awakening<text:bookmark-end text:name="__RefHeading__1_2063561233"/></text:h>
      <text:p text:style-name="Standard"/>
      <text:p text:style-name="P11"><text:span text:style-name="T4">Understanding life's little nuances</text:span>!</text:p>
      <text:p text:style-name="P10"/>
      <text:p text:style-name="P10"/>
      <text:p text:style-name="P8">“<text:span text:style-name="T4">Epiphany for life</text:span>!”™</text:p>
      <text:p text:style-name="Standard"/>
      <text:p text:style-name="P9"/>
      <text:p text:style-name="Standard"/>
      <text:p text:style-name="Standard"/>
      <text:p text:style-name="Standard"/>
      <text:p text:style-name="Standard"/>
      <text:p text:style-name="Standard"/>
      <text:p text:style-name="Standard"/>
      <text:p text:style-name="P8">All work Copyright ©<text:span text:style-name="T3">2013</text:span> by <text:span text:style-name="T3">Gamer 2 Creator</text:span></text:p>
      <text:p text:style-name="Standard"/>
      <text:p text:style-name="P8">Written by Chris <text:span text:style-name="T3">Leisure</text:span></text:p>
      <text:p text:style-name="Standard"/>
      <text:p text:style-name="P8">Version # 1.00</text:p>
      <text:p text:style-name="Standard"/>
      <text:p text:style-name="P16"><text:date style:data-style-name="N38" text:date-value="2013-12-05T20:07:59.231566493">Thursday, December 05, 2013</text:date><text:span text:style-name="T2">Table of Contents</text:span></text:p>
      <text:p text:style-name="P12"/>
      <text:table-of-content text:style-name="Sect1" text:name="Table of Contents1">
        <text:table-of-content-source text:outline-level="7"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6in" style:leader-char="_"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6in" style:leader-char="_"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6in" style:leader-char="_"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56"><text:a xlink:type="simple" xlink:href="#__RefHeading__1_2063561233" text:style-name="Index_20_Link" text:visited-style-name="Index_20_Link">Sudden Awakening<text:tab/>1</text:a></text:p>
          <text:p text:style-name="P56"><text:a xlink:type="simple" xlink:href="#__RefHeading__3_2063561233" text:style-name="Index_20_Link" text:visited-style-name="Index_20_Link">Design History<text:tab/>8</text:a></text:p>
          <text:p text:style-name="P57"><text:a xlink:type="simple" xlink:href="#__RefHeading__5_2063561233" text:style-name="Index_20_Link" text:visited-style-name="Index_20_Link">Version 1.10<text:tab/>8</text:a></text:p>
          <text:p text:style-name="P56"><text:a xlink:type="simple" xlink:href="#__RefHeading__11_2063561233" text:style-name="Index_20_Link" text:visited-style-name="Index_20_Link">Game Overview<text:tab/>9</text:a></text:p>
          <text:p text:style-name="P57"><text:a xlink:type="simple" xlink:href="#__RefHeading__13_2063561233" text:style-name="Index_20_Link" text:visited-style-name="Index_20_Link">Philosophy<text:tab/>9</text:a></text:p>
          <text:p text:style-name="P58"><text:a xlink:type="simple" xlink:href="#__RefHeading__15_2063561233" text:style-name="Index_20_Link" text:visited-style-name="Index_20_Link">Philosophical point #1<text:tab/>9</text:a></text:p>
          <text:p text:style-name="P58"><text:a xlink:type="simple" xlink:href="#__RefHeading__17_2063561233" text:style-name="Index_20_Link" text:visited-style-name="Index_20_Link">Philosophical point #2<text:tab/>9</text:a></text:p>
          <text:p text:style-name="P57"><text:a xlink:type="simple" xlink:href="#__RefHeading__21_2063561233" text:style-name="Index_20_Link" text:visited-style-name="Index_20_Link">Common Questions<text:tab/>9</text:a></text:p>
          <text:p text:style-name="P58"><text:a xlink:type="simple" xlink:href="#__RefHeading__23_2063561233" text:style-name="Index_20_Link" text:visited-style-name="Index_20_Link">What is the game?<text:tab/>9</text:a></text:p>
          <text:p text:style-name="P58"><text:a xlink:type="simple" xlink:href="#__RefHeading__25_2063561233" text:style-name="Index_20_Link" text:visited-style-name="Index_20_Link">Why create this game?<text:tab/>9</text:a></text:p>
          <text:p text:style-name="P58"><text:a xlink:type="simple" xlink:href="#__RefHeading__27_2063561233" text:style-name="Index_20_Link" text:visited-style-name="Index_20_Link">Where does the game take place?<text:tab/>9</text:a></text:p>
          <text:p text:style-name="P58"><text:a xlink:type="simple" xlink:href="#__RefHeading__29_2063561233" text:style-name="Index_20_Link" text:visited-style-name="Index_20_Link">What do I control?<text:tab/>9</text:a></text:p>
          <text:p text:style-name="P58"><text:a xlink:type="simple" xlink:href="#__RefHeading__31_2063561233" text:style-name="Index_20_Link" text:visited-style-name="Index_20_Link">How many characters do I control?<text:tab/>9</text:a></text:p>
          <text:p text:style-name="P58"><text:a xlink:type="simple" xlink:href="#__RefHeading__33_2063561233" text:style-name="Index_20_Link" text:visited-style-name="Index_20_Link">What is the main focus?<text:tab/>9</text:a></text:p>
          <text:p text:style-name="P58"><text:a xlink:type="simple" xlink:href="#__RefHeading__35_2063561233" text:style-name="Index_20_Link" text:visited-style-name="Index_20_Link">What’s different?<text:tab/>10</text:a></text:p>
          <text:p text:style-name="P56"><text:a xlink:type="simple" xlink:href="#__RefHeading__37_2063561233" text:style-name="Index_20_Link" text:visited-style-name="Index_20_Link">Feature Set<text:tab/>10</text:a></text:p>
          <text:p text:style-name="P57"><text:soft-page-break/><text:a xlink:type="simple" xlink:href="#__RefHeading__39_2063561233" text:style-name="Index_20_Link" text:visited-style-name="Index_20_Link">General Features<text:tab/>10</text:a></text:p>
          <text:p text:style-name="P57"><text:a xlink:type="simple" xlink:href="#__RefHeading__41_2063561233" text:style-name="Index_20_Link" text:visited-style-name="Index_20_Link">Multiplayer Features<text:tab/>10</text:a></text:p>
          <text:p text:style-name="P57"><text:a xlink:type="simple" xlink:href="#__RefHeading__43_2063561233" text:style-name="Index_20_Link" text:visited-style-name="Index_20_Link">Editor<text:tab/>10</text:a></text:p>
          <text:p text:style-name="P57"><text:a xlink:type="simple" xlink:href="#__RefHeading__45_2063561233" text:style-name="Index_20_Link" text:visited-style-name="Index_20_Link">Gameplay<text:tab/>10</text:a></text:p>
          <text:p text:style-name="P56"><text:a xlink:type="simple" xlink:href="#__RefHeading__47_2063561233" text:style-name="Index_20_Link" text:visited-style-name="Index_20_Link">The Game World<text:tab/>10</text:a></text:p>
          <text:p text:style-name="P57"><text:a xlink:type="simple" xlink:href="#__RefHeading__49_2063561233" text:style-name="Index_20_Link" text:visited-style-name="Index_20_Link">Overview<text:tab/>10</text:a></text:p>
          <text:p text:style-name="P57"><text:a xlink:type="simple" xlink:href="#__RefHeading__51_2063561233" text:style-name="Index_20_Link" text:visited-style-name="Index_20_Link">Home town<text:tab/>10</text:a></text:p>
          <text:p text:style-name="P57"><text:a xlink:type="simple" xlink:href="#__RefHeading__53_2063561233" text:style-name="Index_20_Link" text:visited-style-name="Index_20_Link">Various ancient sites around the globe.<text:tab/>10</text:a></text:p>
          <text:p text:style-name="P57"><text:a xlink:type="simple" xlink:href="#__RefHeading__55_2063561233" text:style-name="Index_20_Link" text:visited-style-name="Index_20_Link">The Physical World<text:tab/>10</text:a></text:p>
          <text:p text:style-name="P58"><text:a xlink:type="simple" xlink:href="#__RefHeading__57_2063561233" text:style-name="Index_20_Link" text:visited-style-name="Index_20_Link">Overview<text:tab/>11</text:a></text:p>
          <text:p text:style-name="P58"><text:a xlink:type="simple" xlink:href="#__RefHeading__59_2063561233" text:style-name="Index_20_Link" text:visited-style-name="Index_20_Link">Key Locations<text:tab/>11</text:a></text:p>
          <text:p text:style-name="P58"><text:a xlink:type="simple" xlink:href="#__RefHeading__61_2063561233" text:style-name="Index_20_Link" text:visited-style-name="Index_20_Link">Travel<text:tab/>11</text:a></text:p>
          <text:p text:style-name="P58"><text:a xlink:type="simple" xlink:href="#__RefHeading__63_2063561233" text:style-name="Index_20_Link" text:visited-style-name="Index_20_Link">Scale<text:tab/>11</text:a></text:p>
          <text:p text:style-name="P58"><text:a xlink:type="simple" xlink:href="#__RefHeading__65_2063561233" text:style-name="Index_20_Link" text:visited-style-name="Index_20_Link">Objects<text:tab/>11</text:a></text:p>
          <text:p text:style-name="P58"><text:a xlink:type="simple" xlink:href="#__RefHeading__67_2063561233" text:style-name="Index_20_Link" text:visited-style-name="Index_20_Link">Weather<text:tab/>11</text:a></text:p>
          <text:p text:style-name="P58"><text:a xlink:type="simple" xlink:href="#__RefHeading__69_2063561233" text:style-name="Index_20_Link" text:visited-style-name="Index_20_Link">Day and Night<text:tab/>11</text:a></text:p>
          <text:p text:style-name="P58"><text:a xlink:type="simple" xlink:href="#__RefHeading__71_2063561233" text:style-name="Index_20_Link" text:visited-style-name="Index_20_Link">Time<text:tab/>11</text:a></text:p>
          <text:p text:style-name="P57"><text:a xlink:type="simple" xlink:href="#__RefHeading__73_2063561233" text:style-name="Index_20_Link" text:visited-style-name="Index_20_Link">Rendering System<text:tab/>11</text:a></text:p>
          <text:p text:style-name="P58"><text:a xlink:type="simple" xlink:href="#__RefHeading__75_2063561233" text:style-name="Index_20_Link" text:visited-style-name="Index_20_Link">Overview</text:a><text:soft-page-break/><text:a xlink:type="simple" xlink:href="#__RefHeading__75_2063561233" text:style-name="Index_20_Link" text:visited-style-name="Index_20_Link"><text:tab/>12</text:a></text:p>
          <text:p text:style-name="P58"><text:a xlink:type="simple" xlink:href="#__RefHeading__77_2063561233" text:style-name="Index_20_Link" text:visited-style-name="Index_20_Link">2D/3D Rendering<text:tab/>12</text:a></text:p>
          <text:p text:style-name="P57"><text:a xlink:type="simple" xlink:href="#__RefHeading__79_2063561233" text:style-name="Index_20_Link" text:visited-style-name="Index_20_Link">Camera<text:tab/>12</text:a></text:p>
          <text:p text:style-name="P58"><text:a xlink:type="simple" xlink:href="#__RefHeading__81_2063561233" text:style-name="Index_20_Link" text:visited-style-name="Index_20_Link">Overview<text:tab/>12</text:a></text:p>
          <text:p text:style-name="P58"><text:a xlink:type="simple" xlink:href="#__RefHeading__83_2063561233" text:style-name="Index_20_Link" text:visited-style-name="Index_20_Link">Camera Detail #1<text:tab/>12</text:a></text:p>
          <text:p text:style-name="P58"><text:a xlink:type="simple" xlink:href="#__RefHeading__85_2063561233" text:style-name="Index_20_Link" text:visited-style-name="Index_20_Link">Camera Detail #2<text:tab/>12</text:a></text:p>
          <text:p text:style-name="P57"><text:a xlink:type="simple" xlink:href="#__RefHeading__87_2063561233" text:style-name="Index_20_Link" text:visited-style-name="Index_20_Link">Game Engine<text:tab/>12</text:a></text:p>
          <text:p text:style-name="P58"><text:a xlink:type="simple" xlink:href="#__RefHeading__89_2063561233" text:style-name="Index_20_Link" text:visited-style-name="Index_20_Link">Overview<text:tab/>12</text:a></text:p>
          <text:p text:style-name="P58"><text:a xlink:type="simple" xlink:href="#__RefHeading__91_2063561233" text:style-name="Index_20_Link" text:visited-style-name="Index_20_Link">Game Engine Detail #1<text:tab/>12</text:a></text:p>
          <text:p text:style-name="P58"><text:a xlink:type="simple" xlink:href="#__RefHeading__93_2063561233" text:style-name="Index_20_Link" text:visited-style-name="Index_20_Link">Water<text:tab/>12</text:a></text:p>
          <text:p text:style-name="P58"><text:a xlink:type="simple" xlink:href="#__RefHeading__95_2063561233" text:style-name="Index_20_Link" text:visited-style-name="Index_20_Link">Collision Detection<text:tab/>12</text:a></text:p>
          <text:p text:style-name="P57"><text:a xlink:type="simple" xlink:href="#__RefHeading__97_2063561233" text:style-name="Index_20_Link" text:visited-style-name="Index_20_Link">Lighting Models<text:tab/>12</text:a></text:p>
          <text:p text:style-name="P58"><text:a xlink:type="simple" xlink:href="#__RefHeading__99_2063561233" text:style-name="Index_20_Link" text:visited-style-name="Index_20_Link">Overview<text:tab/>12</text:a></text:p>
          <text:p text:style-name="P56"><text:a xlink:type="simple" xlink:href="#__RefHeading__105_2063561233" text:style-name="Index_20_Link" text:visited-style-name="Index_20_Link">The World Layout<text:tab/>13</text:a></text:p>
          <text:p text:style-name="P57"><text:a xlink:type="simple" xlink:href="#__RefHeading__107_2063561233" text:style-name="Index_20_Link" text:visited-style-name="Index_20_Link">Overview<text:tab/>13</text:a></text:p>
          <text:p text:style-name="P56"><text:a xlink:type="simple" xlink:href="#__RefHeading__113_2063561233" text:style-name="Index_20_Link" text:visited-style-name="Index_20_Link">Game Characters<text:tab/>13</text:a></text:p>
          <text:p text:style-name="P57"><text:a xlink:type="simple" xlink:href="#__RefHeading__115_2063561233" text:style-name="Index_20_Link" text:visited-style-name="Index_20_Link">Overview<text:tab/>13</text:a></text:p>
          <text:p text:style-name="P57"><text:a xlink:type="simple" xlink:href="#__RefHeading__117_2063561233" text:style-name="Index_20_Link" text:visited-style-name="Index_20_Link">Creating a Character<text:tab/>13</text:a></text:p>
          <text:p text:style-name="P57"><text:a xlink:type="simple" xlink:href="#__RefHeading__119_2063561233" text:style-name="Index_20_Link" text:visited-style-name="Index_20_Link">Enemies and Monsters</text:a><text:soft-page-break/><text:a xlink:type="simple" xlink:href="#__RefHeading__119_2063561233" text:style-name="Index_20_Link" text:visited-style-name="Index_20_Link"><text:tab/>13</text:a></text:p>
          <text:p text:style-name="P56"><text:a xlink:type="simple" xlink:href="#__RefHeading__121_2063561233" text:style-name="Index_20_Link" text:visited-style-name="Index_20_Link">User Interface<text:tab/>13</text:a></text:p>
          <text:p text:style-name="P57"><text:a xlink:type="simple" xlink:href="#__RefHeading__123_2063561233" text:style-name="Index_20_Link" text:visited-style-name="Index_20_Link">Overview<text:tab/>13</text:a></text:p>
          <text:p text:style-name="P57"><text:a xlink:type="simple" xlink:href="#__RefHeading__125_2063561233" text:style-name="Index_20_Link" text:visited-style-name="Index_20_Link">Main Menu<text:tab/>13</text:a></text:p>
          <text:p text:style-name="P57"><text:a xlink:type="simple" xlink:href="#__RefHeading__127_2063561233" text:style-name="Index_20_Link" text:visited-style-name="Index_20_Link">New Game and Saved Game<text:tab/>13</text:a></text:p>
          <text:p text:style-name="P56"><text:a xlink:type="simple" xlink:href="#__RefHeading__129_2063561233" text:style-name="Index_20_Link" text:visited-style-name="Index_20_Link">Weapons<text:tab/>14</text:a></text:p>
          <text:p text:style-name="P57"><text:a xlink:type="simple" xlink:href="#__RefHeading__131_2063561233" text:style-name="Index_20_Link" text:visited-style-name="Index_20_Link">Overview<text:tab/>14</text:a></text:p>
          <text:p text:style-name="P57"><text:a xlink:type="simple" xlink:href="#__RefHeading__133_2063561233" text:style-name="Index_20_Link" text:visited-style-name="Index_20_Link">Swords<text:tab/>14</text:a></text:p>
          <text:p text:style-name="P56"><text:a xlink:type="simple" xlink:href="#__RefHeading__137_2063561233" text:style-name="Index_20_Link" text:visited-style-name="Index_20_Link">Musical Scores and Sound Effects<text:tab/>14</text:a></text:p>
          <text:p text:style-name="P57"><text:a xlink:type="simple" xlink:href="#__RefHeading__139_2063561233" text:style-name="Index_20_Link" text:visited-style-name="Index_20_Link">Overview<text:tab/>14</text:a></text:p>
          <text:p text:style-name="P57"><text:a xlink:type="simple" xlink:href="#__RefHeading__143_2063561233" text:style-name="Index_20_Link" text:visited-style-name="Index_20_Link">3D Sound<text:tab/>14</text:a></text:p>
          <text:p text:style-name="P57"><text:a xlink:type="simple" xlink:href="#__RefHeading__145_2063561233" text:style-name="Index_20_Link" text:visited-style-name="Index_20_Link">Sound Design<text:tab/>14</text:a></text:p>
          <text:p text:style-name="P56"><text:a xlink:type="simple" xlink:href="#__RefHeading__147_2063561233" text:style-name="Index_20_Link" text:visited-style-name="Index_20_Link">Single-Player Game<text:tab/>15</text:a></text:p>
          <text:p text:style-name="P57"><text:a xlink:type="simple" xlink:href="#__RefHeading__149_2063561233" text:style-name="Index_20_Link" text:visited-style-name="Index_20_Link">Overview<text:tab/>15</text:a></text:p>
          <text:p text:style-name="P57"><text:a xlink:type="simple" xlink:href="#__RefHeading__151_2063561233" text:style-name="Index_20_Link" text:visited-style-name="Index_20_Link">Ancient Aliens<text:tab/>15</text:a></text:p>
          <text:p text:style-name="P57"><text:a xlink:type="simple" xlink:href="#__RefHeading__155_2063561233" text:style-name="Index_20_Link" text:visited-style-name="Index_20_Link">Story<text:tab/>15</text:a></text:p>
          <text:p text:style-name="P57"><text:a xlink:type="simple" xlink:href="#__RefHeading__157_2063561233" text:style-name="Index_20_Link" text:visited-style-name="Index_20_Link">Hours of Gameplay<text:tab/>15</text:a></text:p>
          <text:p text:style-name="P57"><text:a xlink:type="simple" xlink:href="#__RefHeading__159_2063561233" text:style-name="Index_20_Link" text:visited-style-name="Index_20_Link">Victory Conditions</text:a><text:soft-page-break/><text:a xlink:type="simple" xlink:href="#__RefHeading__159_2063561233" text:style-name="Index_20_Link" text:visited-style-name="Index_20_Link"><text:tab/>15</text:a></text:p>
          <text:p text:style-name="P56"><text:a xlink:type="simple" xlink:href="#__RefHeading__161_2063561233" text:style-name="Index_20_Link" text:visited-style-name="Index_20_Link">Multiplayer Game<text:tab/>15</text:a></text:p>
          <text:p text:style-name="P57"><text:a xlink:type="simple" xlink:href="#__RefHeading__163_2063561233" text:style-name="Index_20_Link" text:visited-style-name="Index_20_Link">Overview<text:tab/>15</text:a></text:p>
          <text:p text:style-name="P56"><text:a xlink:type="simple" xlink:href="#__RefHeading__179_2063561233" text:style-name="Index_20_Link" text:visited-style-name="Index_20_Link">Character Rendering<text:tab/>15</text:a></text:p>
          <text:p text:style-name="P57"><text:a xlink:type="simple" xlink:href="#__RefHeading__181_2063561233" text:style-name="Index_20_Link" text:visited-style-name="Index_20_Link">Overview<text:tab/>15</text:a></text:p>
          <text:p text:style-name="P56"><text:a xlink:type="simple" xlink:href="#__RefHeading__187_2063561233" text:style-name="Index_20_Link" text:visited-style-name="Index_20_Link">World Editing<text:tab/>15</text:a></text:p>
          <text:p text:style-name="P57"><text:a xlink:type="simple" xlink:href="#__RefHeading__189_2063561233" text:style-name="Index_20_Link" text:visited-style-name="Index_20_Link">Overview<text:tab/>15</text:a></text:p>
          <text:p text:style-name="P57"><text:a xlink:type="simple" xlink:href="#__RefHeading__191_2063561233" text:style-name="Index_20_Link" text:visited-style-name="Index_20_Link">Open Source Editing<text:tab/>15</text:a></text:p>
          <text:p text:style-name="P57"><text:a xlink:type="simple" xlink:href="#__RefHeading__193_2063561233" text:style-name="Index_20_Link" text:visited-style-name="Index_20_Link">Collision detection layers and spawn points<text:tab/>16</text:a></text:p>
          <text:p text:style-name="P56"><text:a xlink:type="simple" xlink:href="#__RefHeading__195_2063561233" text:style-name="Index_20_Link" text:visited-style-name="Index_20_Link">Extra Miscellaneous Stuff<text:tab/>16</text:a></text:p>
          <text:p text:style-name="P57"><text:a xlink:type="simple" xlink:href="#__RefHeading__197_2063561233" text:style-name="Index_20_Link" text:visited-style-name="Index_20_Link">Overview<text:tab/>16</text:a></text:p>
          <text:p text:style-name="P57"><text:a xlink:type="simple" xlink:href="#__RefHeading__199_2063561233" text:style-name="Index_20_Link" text:visited-style-name="Index_20_Link">Junk I am working on…<text:tab/>16</text:a></text:p>
          <text:p text:style-name="P56"><text:a xlink:type="simple" xlink:href="#__RefHeading__201_2063561233" text:style-name="Index_20_Link" text:visited-style-name="Index_20_Link"><text:s/>“XYZ Appendix”<text:tab/>17</text:a></text:p>
          <text:p text:style-name="P56"><text:a xlink:type="simple" xlink:href="#__RefHeading__203_2063561233" text:style-name="Index_20_Link" text:visited-style-name="Index_20_Link"><text:s/>“Objects Appendix”<text:tab/>17</text:a></text:p>
          <text:p text:style-name="P56"><text:a xlink:type="simple" xlink:href="#__RefHeading__205_2063561233" text:style-name="Index_20_Link" text:visited-style-name="Index_20_Link">“User Interface Appendix”<text:tab/>17</text:a></text:p>
          <text:p text:style-name="P56"><text:a xlink:type="simple" xlink:href="#__RefHeading__207_2063561233" text:style-name="Index_20_Link" text:visited-style-name="Index_20_Link"><text:s/>“Networking Appendix”<text:tab/>17</text:a></text:p>
          <text:p text:style-name="P56"><text:soft-page-break/><text:a xlink:type="simple" xlink:href="#__RefHeading__209_2063561233" text:style-name="Index_20_Link" text:visited-style-name="Index_20_Link">“Character Rendering and Animation Appendix”<text:tab/>17</text:a></text:p>
          <text:p text:style-name="P56"><text:a xlink:type="simple" xlink:href="#__RefHeading__211_2063561233" text:style-name="Index_20_Link" text:visited-style-name="Index_20_Link"><text:s/>“Story Appendix”<text:tab/>17</text:a></text:p>
        </text:index-body>
      </text:table-of-content>
      <text:p text:style-name="P15"/>
      <text:h text:style-name="P52" text:outline-level="1"><text:bookmark-start text:name="__RefHeading__3_2063561233"/>Design History<text:bookmark-end text:name="__RefHeading__3_2063561233"/></text:h>
      <text:p text:style-name="Standard"/>
      <text:p text:style-name="Standard"><text:tab/><text:span text:style-name="T4">This is the first draft of a design document for Sudden Awakening.</text:span></text:p>
      <text:p text:style-name="Standard"/>
      <text:p text:style-name="Standard"><text:tab/><text:span text:style-name="T4">This document should help to describe to developers and corporate managers what this game is and how it should work.</text:span></text:p>
      <text:p text:style-name="Standard"/>
      <text:h text:style-name="P41" text:outline-level="2"><text:bookmark-start text:name="__RefHeading__5_2063561233"/>Version 1.10<text:bookmark-end text:name="__RefHeading__5_2063561233"/></text:h>
      <text:p text:style-name="Standard"/>
      <text:p text:style-name="Standard"><text:tab/>Version 1.10 includes some tuning and tweaking that I did after making my initial pass at the design. <text:s/>Here is what I changed.</text:p>
      <text:p text:style-name="Standard"/>
      <text:list xml:id="list2162323010853755430" text:style-name="WW8Num4">
        <text:list-item>
          <text:p text:style-name="P39">Add new information about the quality of items.</text:p>
        </text:list-item>
        <text:list-item>
          <text:p text:style-name="P23"><text:span text:style-name="T30">Added options menu to document.</text:span></text:p>
        </text:list-item>
      </text:list>
      <text:p text:style-name="Standard"/>
      <text:h text:style-name="P47" text:outline-level="2"/>
      <text:p text:style-name="P15"/>
      <text:h text:style-name="P52" text:outline-level="1"><text:bookmark-start text:name="__RefHeading__11_2063561233"/>Game Overview<text:bookmark-end text:name="__RefHeading__11_2063561233"/></text:h>
      <text:p text:style-name="Standard"/>
      <text:h text:style-name="P41" text:outline-level="2"><text:bookmark-start text:name="__RefHeading__13_2063561233"/>Philosophy<text:bookmark-end text:name="__RefHeading__13_2063561233"/></text:h>
      <text:p text:style-name="Standard"/>
      <text:h text:style-name="P54" text:outline-level="3"><text:bookmark-start text:name="__RefHeading__15_2063561233"/>Philosophical point #1<text:bookmark-end text:name="__RefHeading__15_2063561233"/></text:h>
      <text:p text:style-name="Footnote"/>
      <text:p text:style-name="Standard"><text:tab/><text:span text:style-name="T4">I want to do a game that helps people get what life is and avoid the pitfalls. <text:s/>For example there is a lot of bull crap out there, this game will have unique story points that I have come across in my life and believe in.</text:span> <text:s/><text:span text:style-name="T4">Also part of the story will contain links to the Ancient Aliens theory.</text:span></text:p>
      <text:p text:style-name="Footnote"/>
      <text:h text:style-name="P54" text:outline-level="3"><text:bookmark-start text:name="__RefHeading__17_2063561233"/>Philosophical point #2<text:bookmark-end text:name="__RefHeading__17_2063561233"/></text:h>
      <text:p text:style-name="Footnote"/>
      <text:p text:style-name="Standard"><text:tab/><text:span text:style-name="T4">We wish to make serious points about serious topics that people rarely address. <text:s/></text:span></text:p>
      <text:p text:style-name="Standard"/>
      <text:p text:style-name="Footnote"/>
      <text:h text:style-name="P41" text:outline-level="2"><text:bookmark-start text:name="__RefHeading__21_2063561233"/>Common Questions<text:bookmark-end text:name="__RefHeading__21_2063561233"/></text:h>
      <text:p text:style-name="Standard"/>
      <text:h text:style-name="P54" text:outline-level="3"><text:bookmark-start text:name="__RefHeading__23_2063561233"/>What is the game?<text:bookmark-end text:name="__RefHeading__23_2063561233"/></text:h>
      <text:p text:style-name="Standard"/>
      <text:p text:style-name="P19">Sudden Awakening is a game about life on many levels with important often edgy topics being addressed within the story. <text:s/>The gameplay is a simple action adventure game with simple 2d <text:span text:style-name="T6">cartoonist</text:span> graphics, and a nice unique story.</text:p>
      <text:p text:style-name="Standard"/>
      <text:h text:style-name="P54" text:outline-level="3"><text:bookmark-start text:name="__RefHeading__25_2063561233"/>Why create this game?<text:bookmark-end text:name="__RefHeading__25_2063561233"/></text:h>
      <text:p text:style-name="Standard"/>
      <text:p text:style-name="Standard"><text:tab/><text:span text:style-name="T4">We are making this game in order to use our talents in game development to express our views on important topics of the day. <text:s/>Hopefully we garner some interest in the news, and maybe get people to understand or decide to get involved in the topics.</text:span></text:p>
      <text:p text:style-name="Standard"/>
      <text:h text:style-name="P54" text:outline-level="3"><text:bookmark-start text:name="__RefHeading__27_2063561233"/>Where does the game take place?<text:bookmark-end text:name="__RefHeading__27_2063561233"/></text:h>
      <text:p text:style-name="Standard"/>
      <text:p text:style-name="Standard"><text:tab/><text:span text:style-name="T4">The game takes place on Earth, however you start in a small indian village and then move around the globe visiting old popular ancient sites around the world looking for clues into the ancient aliens and human past that was lost to time.</text:span></text:p>
      <text:p text:style-name="P4"/>
      <text:h text:style-name="P54" text:outline-level="3"><text:bookmark-start text:name="__RefHeading__29_2063561233"/>What do I control?<text:bookmark-end text:name="__RefHeading__29_2063561233"/></text:h>
      <text:p text:style-name="Standard"/>
      <text:p text:style-name="Standard"><text:tab/><text:span text:style-name="T4">You control a human. <text:s/>This person is able to attack and defend himself, as well as walk or run around the map.</text:span></text:p>
      <text:p text:style-name="Standard"/>
      <text:h text:style-name="P54" text:outline-level="3"><text:bookmark-start text:name="__RefHeading__31_2063561233"/>How many characters do I control?<text:bookmark-end text:name="__RefHeading__31_2063561233"/></text:h>
      <text:p text:style-name="Standard"/>
      <text:p text:style-name="Standard"><text:tab/><text:span text:style-name="T5">You only control the single human player.</text:span></text:p>
      <text:p text:style-name="Standard"/>
      <text:p text:style-name="Standard"/>
      <text:p text:style-name="Standard"/>
      <text:p text:style-name="Standard"/>
      <text:h text:style-name="P54" text:outline-level="3"><text:bookmark-start text:name="__RefHeading__33_2063561233"/>What is the main focus?<text:bookmark-end text:name="__RefHeading__33_2063561233"/></text:h>
      <text:p text:style-name="Standard"/>
      <text:p text:style-name="Standard"><text:tab/><text:span text:style-name="T6">The focus of the game is to make political and philosophical points in modern topics of debate, while allowing the player to participate in them through the games story. <text:s/>Also to spread interest in the Ancient aliens theory and entertain the player in the process.</text:span></text:p>
      <text:p text:style-name="Standard"/>
      <text:h text:style-name="P54" text:outline-level="3"><text:bookmark-start text:name="__RefHeading__35_2063561233"/><text:soft-page-break/>What’s different?<text:bookmark-end text:name="__RefHeading__35_2063561233"/></text:h>
      <text:p text:style-name="Standard"/>
      <text:p text:style-name="P40">This game is different because of the very edge topics within the story and also the ancient aliens theory tie in.</text:p>
      <text:p text:style-name="P20"/>
      <text:h text:style-name="P53" text:outline-level="1"><text:bookmark-start text:name="__RefHeading__37_2063561233"/>Feature Set<text:bookmark-end text:name="__RefHeading__37_2063561233"/></text:h>
      <text:p text:style-name="Standard"/>
      <text:h text:style-name="P41" text:outline-level="2"><text:bookmark-start text:name="__RefHeading__39_2063561233"/>General Features<text:bookmark-end text:name="__RefHeading__39_2063561233"/></text:h>
      <text:p text:style-name="Standard"/>
      <text:p text:style-name="P13">Many maps</text:p>
      <text:p text:style-name="P13">Each map has unique set of monsters and puzzles</text:p>
      <text:p text:style-name="Standard"><text:span text:style-name="T6">2</text:span>D graphics</text:p>
      <text:p text:style-name="Standard">32-bit color</text:p>
      <text:p text:style-name="P13">Music and sound effects</text:p>
      <text:p text:style-name="Standard"/>
      <text:h text:style-name="P41" text:outline-level="2"><text:bookmark-start text:name="__RefHeading__41_2063561233"/>Multiplayer Features<text:bookmark-end text:name="__RefHeading__41_2063561233"/></text:h>
      <text:p text:style-name="Standard"/>
      <text:p text:style-name="P13">Not a multiplayer game</text:p>
      <text:p text:style-name="Standard"/>
      <text:h text:style-name="P41" text:outline-level="2"><text:bookmark-start text:name="__RefHeading__43_2063561233"/>Editor<text:bookmark-end text:name="__RefHeading__43_2063561233"/></text:h>
      <text:p text:style-name="Standard"/>
      <text:p text:style-name="P13">Tiled map editor is used to build maps ( Tiled is open source )</text:p>
      <text:p text:style-name="P5"/>
      <text:h text:style-name="P41" text:outline-level="2"><text:bookmark-start text:name="__RefHeading__45_2063561233"/>Gameplay<text:bookmark-end text:name="__RefHeading__45_2063561233"/></text:h>
      <text:p text:style-name="Standard"/>
      <text:p text:style-name="P13">Fighting with swords</text:p>
      <text:p text:style-name="P13">Fighting with bow and arrows</text:p>
      <text:p text:style-name="P13">Defending with shields</text:p>
      <text:p text:style-name="P13">Solving puzzles</text:p>
      <text:p text:style-name="P13">Buying and selling of merchandise and equipment.</text:p>
      <text:p text:style-name="P14"/>
      <text:h text:style-name="P52" text:outline-level="1"><text:bookmark-start text:name="__RefHeading__47_2063561233"/>The Game World<text:bookmark-end text:name="__RefHeading__47_2063561233"/></text:h>
      <text:p text:style-name="Standard"/>
      <text:h text:style-name="P41" text:outline-level="2"><text:bookmark-start text:name="__RefHeading__49_2063561233"/>Overview<text:bookmark-end text:name="__RefHeading__49_2063561233"/></text:h>
      <text:p text:style-name="Footnote"/>
      <text:p text:style-name="Standard"><text:tab/><text:span text:style-name="T6">The game world is earth, focused on the main characters home town and various ancient sites around the world.</text:span></text:p>
      <text:p text:style-name="Standard"/>
      <text:h text:style-name="P42" text:outline-level="2"><text:bookmark-start text:name="__RefHeading__51_2063561233"/>Home town<text:bookmark-end text:name="__RefHeading__51_2063561233"/></text:h>
      <text:p text:style-name="Footnote"/>
      <text:p text:style-name="Footnote"><text:tab/><text:span text:style-name="T6">The players home town is just an average village outside of a large city.</text:span></text:p>
      <text:p text:style-name="Footnote"/>
      <text:h text:style-name="P43" text:outline-level="2"><text:bookmark-start text:name="__RefHeading__53_2063561233"/>Various ancient sites around the globe.<text:bookmark-end text:name="__RefHeading__53_2063561233"/></text:h>
      <text:p text:style-name="Standard"/>
      <text:p text:style-name="Standard"><text:tab/><text:span text:style-name="T7">The player will visit many ancient sites around the globe where he is expected to fight various sets of monsters and also solve some puzzles, while revealing the hidden purpose of these ancient ruins.</text:span></text:p>
      <text:p text:style-name="Standard"/>
      <text:h text:style-name="P41" text:outline-level="2"><text:bookmark-start text:name="__RefHeading__55_2063561233"/>The Physical World<text:bookmark-end text:name="__RefHeading__55_2063561233"/></text:h>
      <text:p text:style-name="Standard"/>
      <text:h text:style-name="P54" text:outline-level="3"><text:bookmark-start text:name="__RefHeading__57_2063561233"/><text:soft-page-break/>Overview<text:bookmark-end text:name="__RefHeading__57_2063561233"/></text:h>
      <text:p text:style-name="Footnote"/>
      <text:p text:style-name="Standard"><text:tab/><text:span text:style-name="T7">The world is earth, however the game will jump from an North American Midwest town to various well known ancient sites from around the world.</text:span></text:p>
      <text:p text:style-name="Footnote"/>
      <text:p text:style-name="P18">The following describes the key components of the physical world.</text:p>
      <text:p text:style-name="Footnote"/>
      <text:h text:style-name="P54" text:outline-level="3"><text:bookmark-start text:name="__RefHeading__59_2063561233"/>Key Locations<text:bookmark-end text:name="__RefHeading__59_2063561233"/></text:h>
      <text:p text:style-name="Standard"/>
      <text:p text:style-name="Standard"><text:tab/><text:span text:style-name="T7">North American Midwest town.</text:span></text:p>
      <text:p text:style-name="Standard"><text:tab/><text:span text:style-name="T7">The valley next to the town.</text:span></text:p>
      <text:p text:style-name="Standard"><text:tab/><text:span text:style-name="T7">The forrest on the opposite side of the town.</text:span></text:p>
      <text:p text:style-name="Standard"/>
      <text:p text:style-name="Standard"><text:tab/><text:span text:style-name="T7">Stonehenge</text:span></text:p>
      <text:p text:style-name="Standard"><text:tab/><text:span text:style-name="T7">Gobekli Tepe</text:span></text:p>
      <text:p text:style-name="Standard"><text:tab/><text:span text:style-name="T8">Easter Island</text:span></text:p>
      <text:p text:style-name="Standard"><text:tab/><text:span text:style-name="T8">Machu Picchu</text:span></text:p>
      <text:p text:style-name="Standard"><text:tab/><text:span text:style-name="T7">The Great Pyramids</text:span></text:p>
      <text:p text:style-name="Standard"><text:tab/><text:span text:style-name="T8">Baalbek</text:span></text:p>
      <text:p text:style-name="Standard"/>
      <text:h text:style-name="P54" text:outline-level="3"><text:bookmark-start text:name="__RefHeading__61_2063561233"/>Travel<text:bookmark-end text:name="__RefHeading__61_2063561233"/></text:h>
      <text:p text:style-name="Footnote"/>
      <text:p text:style-name="Standard"><text:tab/><text:span text:style-name="T8">The first 3 maps, home village, valley, and forrest are all linked together, the player walks from one to the next. <text:s/>However from then on the aliens give the player a ride in the space ship and drop him off in each level thereafter.</text:span></text:p>
      <text:p text:style-name="Standard"/>
      <text:h text:style-name="P54" text:outline-level="3"><text:bookmark-start text:name="__RefHeading__63_2063561233"/>Scale<text:bookmark-end text:name="__RefHeading__63_2063561233"/></text:h>
      <text:p text:style-name="Standard"/>
      <text:p text:style-name="Standard"><text:tab/><text:span text:style-name="T8">The scale will be 64x64 sized tiles, these tiles are the size of a person, 6 foot tall.</text:span><text:tab/></text:p>
      <text:p text:style-name="Standard"/>
      <text:h text:style-name="P54" text:outline-level="3"><text:bookmark-start text:name="__RefHeading__65_2063561233"/>Objects<text:bookmark-end text:name="__RefHeading__65_2063561233"/></text:h>
      <text:p text:style-name="Standard"/>
      <text:p text:style-name="Standard"><text:tab/><text:span text:style-name="T8">Swords, bows, arrows, and shields.</text:span></text:p>
      <text:p text:style-name="Standard"/>
      <text:p text:style-name="Standard"><text:tab/><text:span text:style-name="T8">Potions.</text:span></text:p>
      <text:p text:style-name="Standard"/>
      <text:p text:style-name="P18">See the “Objects Appendix” for a list of all the objects found in the world.</text:p>
      <text:p text:style-name="Standard"/>
      <text:h text:style-name="P54" text:outline-level="3"><text:bookmark-start text:name="__RefHeading__67_2063561233"/>Weather<text:bookmark-end text:name="__RefHeading__67_2063561233"/></text:h>
      <text:p text:style-name="Footnote"/>
      <text:p text:style-name="Footnote"><text:tab/><text:span text:style-name="T8">No weather effects, though some levels may have art with snow on them.</text:span></text:p>
      <text:p text:style-name="Standard"/>
      <text:h text:style-name="P54" text:outline-level="3"><text:bookmark-start text:name="__RefHeading__69_2063561233"/>Day and Night<text:bookmark-end text:name="__RefHeading__69_2063561233"/></text:h>
      <text:p text:style-name="Standard"/>
      <text:p text:style-name="Standard"><text:tab/><text:span text:style-name="T8">There is no day or night modes, though some levels maybe darker to indicate they are played at night.</text:span></text:p>
      <text:p text:style-name="Footnote"/>
      <text:h text:style-name="P54" text:outline-level="3"><text:bookmark-start text:name="__RefHeading__71_2063561233"/>Time<text:bookmark-end text:name="__RefHeading__71_2063561233"/></text:h>
      <text:p text:style-name="Standard"/>
      <text:p text:style-name="Standard"><text:tab/><text:span text:style-name="T8">There is no real progression of time, only completing a map and changing to another will change the time of day if at all.</text:span></text:p>
      <text:p text:style-name="Standard"/>
      <text:h text:style-name="P41" text:outline-level="2"><text:bookmark-start text:name="__RefHeading__73_2063561233"/>Rendering System<text:bookmark-end text:name="__RefHeading__73_2063561233"/></text:h>
      <text:p text:style-name="Standard"/>
      <text:h text:style-name="P54" text:outline-level="3"><text:bookmark-start text:name="__RefHeading__75_2063561233"/><text:soft-page-break/>Overview<text:bookmark-end text:name="__RefHeading__75_2063561233"/></text:h>
      <text:p text:style-name="Standard"/>
      <text:p text:style-name="Standard"><text:tab/><text:span text:style-name="T8">Simple 2d rendering using a tiled based engine.</text:span></text:p>
      <text:p text:style-name="Footnote"/>
      <text:h text:style-name="P54" text:outline-level="3"><text:bookmark-start text:name="__RefHeading__77_2063561233"/>2D/3D Rendering<text:bookmark-end text:name="__RefHeading__77_2063561233"/></text:h>
      <text:p text:style-name="Standard"/>
      <text:p text:style-name="Standard"><text:tab/><text:span text:style-name="T8">Using SFML 2.x we will render the tiled base 2d graphics. <text:s/>Tile size 64x64. <text:s/>This means it can run on any platform that supports openGL and also openAL.</text:span></text:p>
      <text:p text:style-name="Standard"/>
      <text:h text:style-name="P41" text:outline-level="2"><text:bookmark-start text:name="__RefHeading__79_2063561233"/>Camera<text:bookmark-end text:name="__RefHeading__79_2063561233"/></text:h>
      <text:p text:style-name="Standard"/>
      <text:h text:style-name="P54" text:outline-level="3"><text:bookmark-start text:name="__RefHeading__81_2063561233"/>Overview<text:bookmark-end text:name="__RefHeading__81_2063561233"/></text:h>
      <text:p text:style-name="Standard"/>
      <text:p text:style-name="P21">Camera hovers over the world looking down.</text:p>
      <text:p text:style-name="Standard"/>
      <text:h text:style-name="P54" text:outline-level="3"><text:bookmark-start text:name="__RefHeading__83_2063561233"/>Camera Detail #1<text:bookmark-end text:name="__RefHeading__83_2063561233"/></text:h>
      <text:p text:style-name="Standard"/>
      <text:p text:style-name="Standard"><text:tab/>The camera will move <text:span text:style-name="T8">around <text:s/>following the player.</text:span></text:p>
      <text:p text:style-name="Standard"/>
      <text:h text:style-name="P54" text:outline-level="3"><text:bookmark-start text:name="__RefHeading__85_2063561233"/>Camera Detail #2<text:bookmark-end text:name="__RefHeading__85_2063561233"/></text:h>
      <text:p text:style-name="Standard"/>
      <text:p text:style-name="Standard"><text:tab/><text:span text:style-name="T8">The camera will always look down from above.</text:span></text:p>
      <text:p text:style-name="Standard"/>
      <text:h text:style-name="P41" text:outline-level="2"><text:bookmark-start text:name="__RefHeading__87_2063561233"/>Game Engine<text:bookmark-end text:name="__RefHeading__87_2063561233"/></text:h>
      <text:h text:style-name="P54" text:outline-level="3"/>
      <text:h text:style-name="P54" text:outline-level="3"><text:bookmark-start text:name="__RefHeading__89_2063561233"/>Overview<text:bookmark-end text:name="__RefHeading__89_2063561233"/></text:h>
      <text:p text:style-name="Standard"/>
      <text:p text:style-name="Standard"><text:tab/><text:span text:style-name="T8">Most of the engine uses the SFML 2.x libraries for rendering and audio. <text:s/>We may provide an OOP wrapper around these SFML 2.x classes.</text:span></text:p>
      <text:p text:style-name="Standard"/>
      <text:h text:style-name="P54" text:outline-level="3"><text:bookmark-start text:name="__RefHeading__91_2063561233"/>Game Engine Detail #1<text:bookmark-end text:name="__RefHeading__91_2063561233"/></text:h>
      <text:p text:style-name="Standard"/>
      <text:p text:style-name="Standard"><text:tab/><text:span text:style-name="T8">The engine will have random spawns of loot. <text:s/></text:span></text:p>
      <text:p text:style-name="Standard"/>
      <text:h text:style-name="P54" text:outline-level="3"><text:bookmark-start text:name="__RefHeading__93_2063561233"/>Water<text:bookmark-end text:name="__RefHeading__93_2063561233"/></text:h>
      <text:p text:style-name="Standard"/>
      <text:p text:style-name="Standard"><text:tab/><text:span text:style-name="T8">Water will be in the game as a collidable object, meaning you can't cross water.</text:span></text:p>
      <text:p text:style-name="Standard"/>
      <text:h text:style-name="P54" text:outline-level="3"><text:bookmark-start text:name="__RefHeading__95_2063561233"/>Collision Detection<text:bookmark-end text:name="__RefHeading__95_2063561233"/></text:h>
      <text:p text:style-name="Standard"/>
      <text:p text:style-name="Standard"><text:tab/><text:span text:style-name="T8">SFML 2.x provides a intersects method to check for non rotated collision against 2d rectangles.</text:span></text:p>
      <text:p text:style-name="Standard"/>
      <text:p text:style-name="Standard"/>
      <text:p text:style-name="Standard"/>
      <text:p text:style-name="Standard"/>
      <text:h text:style-name="P41" text:outline-level="2"><text:bookmark-start text:name="__RefHeading__97_2063561233"/>Lighting Models<text:bookmark-end text:name="__RefHeading__97_2063561233"/></text:h>
      <text:p text:style-name="Standard"/>
      <text:h text:style-name="P54" text:outline-level="3"><text:bookmark-start text:name="__RefHeading__99_2063561233"/>Overview<text:bookmark-end text:name="__RefHeading__99_2063561233"/></text:h>
      <text:p text:style-name="Standard"/>
      <text:p text:style-name="Standard"><text:tab/><text:span text:style-name="T8">We won't use any special lighting effects or models, all light will be from the artwork itself.</text:span></text:p>
      <text:p text:style-name="Standard"/>
      <text:p text:style-name="Standard"/>
      <text:p text:style-name="P15"/>
      <text:h text:style-name="P52" text:outline-level="1"><text:bookmark-start text:name="__RefHeading__105_2063561233"/>The World Layout<text:bookmark-end text:name="__RefHeading__105_2063561233"/></text:h>
      <text:p text:style-name="Standard"/>
      <text:h text:style-name="P41" text:outline-level="2"><text:bookmark-start text:name="__RefHeading__107_2063561233"/>Overview<text:bookmark-end text:name="__RefHeading__107_2063561233"/></text:h>
      <text:p text:style-name="Standard"/>
      <text:p text:style-name="Standard"><text:tab/><text:span text:style-name="T29">The game is linear in level progression.</text:span></text:p>
      <text:p text:style-name="P26"/>
      <text:h text:style-name="P52" text:outline-level="1"><text:bookmark-start text:name="__RefHeading__113_2063561233"/>Game Characters<text:bookmark-end text:name="__RefHeading__113_2063561233"/></text:h>
      <text:p text:style-name="Standard"/>
      <text:h text:style-name="P41" text:outline-level="2"><text:bookmark-start text:name="__RefHeading__115_2063561233"/>Overview<text:bookmark-end text:name="__RefHeading__115_2063561233"/></text:h>
      <text:p text:style-name="Standard"/>
      <text:p text:style-name="Standard"><text:tab/><text:span text:style-name="T16">The only character the player can control is the main character.</text:span></text:p>
      <text:p text:style-name="Standard"/>
      <text:h text:style-name="P41" text:outline-level="2"><text:bookmark-start text:name="__RefHeading__117_2063561233"/>Creating a Character<text:bookmark-end text:name="__RefHeading__117_2063561233"/></text:h>
      <text:p text:style-name="Standard"/>
      <text:p text:style-name="Standard"><text:tab/><text:span text:style-name="T15">You cannot create or customize the character. <text:s/>The character is set.</text:span></text:p>
      <text:p text:style-name="Standard"/>
      <text:h text:style-name="P41" text:outline-level="2"><text:bookmark-start text:name="__RefHeading__119_2063561233"/>Enemies and Monsters<text:bookmark-end text:name="__RefHeading__119_2063561233"/></text:h>
      <text:p text:style-name="Standard"/>
      <text:p text:style-name="Standard"><text:tab/><text:span text:style-name="T16">Each level has its own set of monsters appropriate for that level.</text:span></text:p>
      <text:p text:style-name="Standard"/>
      <text:h text:style-name="P52" text:outline-level="1"><text:bookmark-start text:name="__RefHeading__121_2063561233"/>User Interface<text:bookmark-end text:name="__RefHeading__121_2063561233"/></text:h>
      <text:p text:style-name="Standard"/>
      <text:h text:style-name="P41" text:outline-level="2"><text:bookmark-start text:name="__RefHeading__123_2063561233"/>Overview<text:bookmark-end text:name="__RefHeading__123_2063561233"/></text:h>
      <text:p text:style-name="Standard"/>
      <text:p text:style-name="Standard"><text:tab/><text:span text:style-name="T16">There will be a system of menues for various game states. <text:s/>However no interactive UI will be present during game play.</text:span></text:p>
      <text:p text:style-name="Standard"/>
      <text:h text:style-name="P49" text:outline-level="2"><text:bookmark-start text:name="__RefHeading__125_2063561233"/><text:span text:style-name="T9">Main Menu</text:span><text:bookmark-end text:name="__RefHeading__125_2063561233"/></text:h>
      <text:p text:style-name="Standard"/>
      <text:p text:style-name="P35"><text:tab/>There is a main menu, with 4 buttons, New Game, Saved Game, Options, and Exit.</text:p>
      <text:p text:style-name="Standard"/>
      <text:h text:style-name="P48" text:outline-level="2"><text:bookmark-start text:name="__RefHeading__127_2063561233"/><text:span text:style-name="T10">New Game and Saved Game</text:span><text:bookmark-end text:name="__RefHeading__127_2063561233"/></text:h>
      <text:p text:style-name="P36"><text:span text:style-name="T9"/></text:p>
      <text:p text:style-name="P36"><text:span text:style-name="T9"><text:tab/></text:span><text:span text:style-name="T17">The New Game button will start a brand new game. <text:s/>The Saved Game button will open a dialog for you to load a saved game from file. <text:s/></text:span></text:p>
      <text:p text:style-name="P36"><text:span text:style-name="T17"/></text:p>
      <text:p text:style-name="P27">Options</text:p>
      <text:p text:style-name="P27"/>
      <text:p text:style-name="P27"><text:tab/><text:span text:style-name="T21">The options menu will have several settings related to the game that the player can tweak. <text:s/>This information will be loaded at game start, and saved when the apply button is clicked within the menu.</text:span></text:p>
      <text:p text:style-name="P27"><text:span text:style-name="T21"/></text:p>
      <text:list xml:id="list4343987032911800358" text:style-name="L1">
        <text:list-item>
          <text:p text:style-name="P28"><text:span text:style-name="T21">Window Size; both x and y size. <text:s/>Window shouldn't be modifiable in any other way.</text:span></text:p>
        </text:list-item>
        <text:list-item>
          <text:p text:style-name="P28"><text:span text:style-name="T21">Audio Volume options, Music volume, and Effects volume seperate controls.</text:span></text:p>
        </text:list-item>
        <text:list-item>
          <text:p text:style-name="P28"><text:span text:style-name="T21">Difficulty; Easy, Medium, and Hard.</text:span></text:p>
        </text:list-item>
      </text:list>
      <text:p text:style-name="P27"><text:span text:style-name="T21"/></text:p>
      <text:p text:style-name="P31"><text:soft-page-break/></text:p>
      <text:h text:style-name="P52" text:outline-level="1"><text:bookmark-start text:name="__RefHeading__129_2063561233"/>Weapons<text:bookmark-end text:name="__RefHeading__129_2063561233"/></text:h>
      <text:p text:style-name="Standard"/>
      <text:h text:style-name="P41" text:outline-level="2"><text:bookmark-start text:name="__RefHeading__131_2063561233"/>Overview<text:bookmark-end text:name="__RefHeading__131_2063561233"/></text:h>
      <text:p text:style-name="Standard"/>
      <text:p text:style-name="Standard"><text:tab/><text:span text:style-name="T24">Only swords, bow and arrow, and shields are available to the player.</text:span></text:p>
      <text:p text:style-name="Standard"><text:tab/><text:span text:style-name="T24">All have 4 levels of quality, Weak, Average, Strong, and Legendary.</text:span></text:p>
      <text:p text:style-name="Standard"/>
      <text:h text:style-name="P44" text:outline-level="2"><text:bookmark-start text:name="__RefHeading__133_2063561233"/>Swords<text:bookmark-end text:name="__RefHeading__133_2063561233"/></text:h>
      <text:p text:style-name="P32"><text:span text:style-name="T11"/></text:p>
      <text:p text:style-name="P32"><text:span text:style-name="T11"><text:tab/></text:span><text:span text:style-name="T18">The main weapon of choice, the player starts with a low quality sword. <text:s/>These use space bar to attack with.</text:span></text:p>
      <text:p text:style-name="P25"/>
      <text:p text:style-name="P30"><text:bookmark-start text:name="__RefHeading__135_2063561233"/>Bow and Arrow<text:bookmark-end text:name="__RefHeading__135_2063561233"/></text:p>
      <text:p text:style-name="P30"/>
      <text:p text:style-name="Standard"><text:tab/><text:span text:style-name="T24">The player will have to find his first one of these. <text:s/>This is a ranged weapon with limited ammo. <text:s/>The player must first buy or find the arrows to shoot.</text:span></text:p>
      <text:p text:style-name="Standard"/>
      <text:p text:style-name="P29">Shields</text:p>
      <text:p text:style-name="P29"/>
      <text:p text:style-name="P37"><text:span text:style-name="T14"><text:tab/></text:span><text:span text:style-name="T22">The player will start with a very basic shield. <text:s/>Shields will wear down and break after certain amount of damage is absorbed. <text:s/>The better the shield the longer it will last.</text:span></text:p>
      <text:p text:style-name="Standard"/>
      <text:h text:style-name="P52" text:outline-level="1"><text:bookmark-start text:name="__RefHeading__137_2063561233"/>Musical Scores and Sound Effects<text:bookmark-end text:name="__RefHeading__137_2063561233"/></text:h>
      <text:h text:style-name="P55" text:outline-level="3"/>
      <text:h text:style-name="P41" text:outline-level="2"><text:bookmark-start text:name="__RefHeading__139_2063561233"/>Overview<text:bookmark-end text:name="__RefHeading__139_2063561233"/></text:h>
      <text:p text:style-name="Standard"/>
      <text:p text:style-name="Standard"><text:tab/><text:span text:style-name="T24">We will create our own music and sound effects.</text:span><text:tab/></text:p>
      <text:p text:style-name="Standard"/>
      <text:h text:style-name="P41" text:outline-level="2"><text:bookmark-start text:name="__RefHeading__143_2063561233"/>3D Sound<text:bookmark-end text:name="__RefHeading__143_2063561233"/></text:h>
      <text:p text:style-name="Standard"/>
      <text:p text:style-name="Standard"><text:tab/><text:span text:style-name="T24">The engine uses SFML 2.x libraries which support 3d positional audio because it wraps openAL api.</text:span></text:p>
      <text:p text:style-name="Standard"/>
      <text:h text:style-name="P41" text:outline-level="2"><text:bookmark-start text:name="__RefHeading__145_2063561233"/>Sound Design<text:bookmark-end text:name="__RefHeading__145_2063561233"/></text:h>
      <text:p text:style-name="Standard"/>
      <text:p text:style-name="Standard"><text:tab/><text:span text:style-name="T24">We support music and sound effects.</text:span></text:p>
      <text:p text:style-name="P15"/>
      <text:h text:style-name="P52" text:outline-level="1"><text:bookmark-start text:name="__RefHeading__147_2063561233"/>Single-Player Game<text:bookmark-end text:name="__RefHeading__147_2063561233"/></text:h>
      <text:p text:style-name="Standard"/>
      <text:h text:style-name="P41" text:outline-level="2"><text:bookmark-start text:name="__RefHeading__149_2063561233"/>Overview<text:bookmark-end text:name="__RefHeading__149_2063561233"/></text:h>
      <text:p text:style-name="Standard"/>
      <text:p text:style-name="Standard"><text:tab/><text:span text:style-name="T25">Starting in small average mid west town, a average teenage meets with some aliens and starts a journey of discovery about the origins of civilization and what aliens have to do with our beginnings.</text:span></text:p>
      <text:p text:style-name="Standard"/>
      <text:p text:style-name="Standard"><text:tab/>Here is a breakdown of the key components of the single player game.</text:p>
      <text:p text:style-name="Standard"/>
      <text:h text:style-name="P46" text:outline-level="2"><text:bookmark-start text:name="__RefHeading__151_2063561233"/>Ancient Aliens<text:bookmark-end text:name="__RefHeading__151_2063561233"/></text:h>
      <text:p text:style-name="P34"><text:span text:style-name="T13"><text:tab/></text:span></text:p>
      <text:p text:style-name="P34"><text:span text:style-name="T13"><text:tab/></text:span><text:span text:style-name="T23">Story involves the ancient aliens theory, also deals with hot topics in our culture.</text:span></text:p>
      <text:p text:style-name="Standard"/>
      <text:h text:style-name="P41" text:outline-level="2"><text:bookmark-start text:name="__RefHeading__155_2063561233"/>Story<text:bookmark-end text:name="__RefHeading__155_2063561233"/></text:h>
      <text:p text:style-name="Standard"/>
      <text:p text:style-name="Standard"><text:tab/><text:span text:style-name="T26">Story is about coming of age for a teenager and also the world, to recognize we are all connected. <text:s/>That currently the world is full of so much bull crap. <text:s/>People always lie to each other and spread lies through bull crap.</text:span></text:p>
      <text:p text:style-name="Standard"/>
      <text:h text:style-name="P41" text:outline-level="2"><text:bookmark-start text:name="__RefHeading__157_2063561233"/>Hours of Gameplay<text:bookmark-end text:name="__RefHeading__157_2063561233"/></text:h>
      <text:p text:style-name="Standard"/>
      <text:p text:style-name="Standard"><text:tab/><text:span text:style-name="T25">5-10 hours of gameplay on one play through.</text:span></text:p>
      <text:p text:style-name="Standard"/>
      <text:h text:style-name="P41" text:outline-level="2"><text:bookmark-start text:name="__RefHeading__159_2063561233"/>Victory Conditions<text:bookmark-end text:name="__RefHeading__159_2063561233"/></text:h>
      <text:p text:style-name="Standard"/>
      <text:p text:style-name="Standard"><text:tab/><text:span text:style-name="T26">Player wins the game by completing all the levels.</text:span></text:p>
      <text:p text:style-name="Standard"/>
      <text:h text:style-name="P52" text:outline-level="1"><text:bookmark-start text:name="__RefHeading__161_2063561233"/>Multiplayer Game<text:bookmark-end text:name="__RefHeading__161_2063561233"/></text:h>
      <text:p text:style-name="Standard"/>
      <text:h text:style-name="P41" text:outline-level="2"><text:bookmark-start text:name="__RefHeading__163_2063561233"/>Overview<text:bookmark-end text:name="__RefHeading__163_2063561233"/></text:h>
      <text:p text:style-name="Standard"/>
      <text:p text:style-name="Standard"><text:tab/><text:span text:style-name="T26">This game has no multiplayer features.</text:span></text:p>
      <text:p text:style-name="Standard"/>
      <text:h text:style-name="P52" text:outline-level="1"><text:bookmark-start text:name="__RefHeading__179_2063561233"/>Character Rendering<text:bookmark-end text:name="__RefHeading__179_2063561233"/></text:h>
      <text:p text:style-name="Standard"/>
      <text:h text:style-name="P41" text:outline-level="2"><text:bookmark-start text:name="__RefHeading__181_2063561233"/>Overview<text:bookmark-end text:name="__RefHeading__181_2063561233"/></text:h>
      <text:p text:style-name="Standard"/>
      <text:p text:style-name="Standard"><text:tab/><text:span text:style-name="T27">Same as everything else, simply rendered in 2D using SFML 2.x .</text:span></text:p>
      <text:p text:style-name="Standard"/>
      <text:h text:style-name="P52" text:outline-level="1"><text:bookmark-start text:name="__RefHeading__187_2063561233"/>World Editing<text:bookmark-end text:name="__RefHeading__187_2063561233"/></text:h>
      <text:p text:style-name="Standard"/>
      <text:h text:style-name="P41" text:outline-level="2"><text:bookmark-start text:name="__RefHeading__189_2063561233"/>Overview<text:bookmark-end text:name="__RefHeading__189_2063561233"/></text:h>
      <text:p text:style-name="Standard"/>
      <text:p text:style-name="Standard"><text:tab/><text:span text:style-name="T27">We use the Tiled Map Editor.</text:span></text:p>
      <text:p text:style-name="Standard"/>
      <text:h text:style-name="P45" text:outline-level="2"><text:bookmark-start text:name="__RefHeading__191_2063561233"/>Open Source Editing<text:bookmark-end text:name="__RefHeading__191_2063561233"/></text:h>
      <text:p text:style-name="P33"><text:span text:style-name="T12"><text:tab/></text:span></text:p>
      <text:p text:style-name="P33"><text:soft-page-break/><text:span text:style-name="T12"><text:tab/></text:span><text:span text:style-name="T19">The map editor is open source so you can even modify the map editor too!</text:span></text:p>
      <text:p text:style-name="Standard"/>
      <text:h text:style-name="P45" text:outline-level="2"><text:bookmark-start text:name="__RefHeading__193_2063561233"/>Collision detection layers and spawn points<text:bookmark-end text:name="__RefHeading__193_2063561233"/></text:h>
      <text:p text:style-name="P33"><text:span text:style-name="T12"/></text:p>
      <text:p text:style-name="P33"><text:span text:style-name="T12"><text:tab/></text:span><text:span text:style-name="T19">The map will support collision detection data, and spawn points on </text:span><text:span text:style-name="T20">separate</text:span><text:span text:style-name="T19"> invisible layers of the map.</text:span></text:p>
      <text:p text:style-name="P33"/>
      <text:h text:style-name="P52" text:outline-level="1"><text:bookmark-start text:name="__RefHeading__195_2063561233"/>Extra Miscellaneous Stuff<text:bookmark-end text:name="__RefHeading__195_2063561233"/></text:h>
      <text:p text:style-name="Footnote"/>
      <text:h text:style-name="P41" text:outline-level="2"><text:bookmark-start text:name="__RefHeading__197_2063561233"/>Overview<text:bookmark-end text:name="__RefHeading__197_2063561233"/></text:h>
      <text:p text:style-name="Footnote"/>
      <text:p text:style-name="Standard">Drop anything you are working on and don’t have a good home for here.</text:p>
      <text:p text:style-name="Footnote"/>
      <text:h text:style-name="P41" text:outline-level="2"><text:bookmark-start text:name="__RefHeading__199_2063561233"/>Junk I am working on…<text:bookmark-end text:name="__RefHeading__199_2063561233"/></text:h>
      <text:p text:style-name="Standard"/>
      <text:p text:style-name="Standard">Crazy idea #1</text:p>
      <text:p text:style-name="Standard"/>
      <text:p text:style-name="Standard">Crazy idea #2</text:p>
      <text:p text:style-name="Footnote"/>
      <text:p text:style-name="P17"/>
      <text:h text:style-name="P51" text:outline-level="1"><text:bookmark-start text:name="__RefHeading__201_2063561233"/><text:s/>“XYZ Appendix”<text:bookmark-end text:name="__RefHeading__201_2063561233"/></text:h>
      <text:p text:style-name="Standard"/>
      <text:p text:style-name="Standard"><text:tab/>Provide a brief description of what this appendix is for and then get down to business and provide data to the reader.</text:p>
      <text:p text:style-name="Standard"/>
      <text:p text:style-name="Standard"><text:tab/>Here are a few examples of some of the appendices in my latest design…</text:p>
      <text:p text:style-name="Standard"/>
      <text:h text:style-name="P51" text:outline-level="1"><text:bookmark-start text:name="__RefHeading__203_2063561233"/><text:s/>“Objects Appendix”<text:bookmark-end text:name="__RefHeading__203_2063561233"/></text:h>
      <text:p text:style-name="Standard"/>
      <text:h text:style-name="P51" text:outline-level="1"><text:bookmark-start text:name="__RefHeading__205_2063561233"/>“User Interface Appendix”<text:bookmark-end text:name="__RefHeading__205_2063561233"/></text:h>
      <text:p text:style-name="Standard"/>
      <text:h text:style-name="P51" text:outline-level="1"><text:bookmark-start text:name="__RefHeading__207_2063561233"/><text:s/>“Networking Appendix”<text:bookmark-end text:name="__RefHeading__207_2063561233"/></text:h>
      <text:p text:style-name="Standard"/>
      <text:h text:style-name="P51" text:outline-level="1"><text:bookmark-start text:name="__RefHeading__209_2063561233"/>“Character Rendering and Animation Appendix”<text:bookmark-end text:name="__RefHeading__209_2063561233"/></text:h>
      <text:p text:style-name="Standard"/>
      <text:h text:style-name="P51" text:outline-level="1"><text:bookmark-start text:name="__RefHeading__211_2063561233"/><text:s/>“Story Appendix”<text:bookmark-end text:name="__RefHeading__211_2063561233"/></text:h>
      <text:p text:style-name="Standard"/>
      <text:p text:style-name="Standard"><text:tab/>Okay, that’s it. <text:s/>I wanted to spend more time on this and really make it a great roadmap for putting a game design together. <text:s/>Unfortunately it would take a ton of time and that is something that we don’t have enough of in this business. <text:s/>I think you get the idea anyhow. <text:s/>Also, don’t get the impression that I think a design should provide the information in any particular order, this just happened to be the way it fell out of my head when I sat down. <text:s/>Change this template any way you want and if you feel you have improved on it, send it back to me and I can pass it out as an alternative to anyone that asks me in the future.</text:p>
      <text:p text:style-name="Standard"/>
      <text:p text:style-name="Standard"><text:tab/>Good luck and all that!</text:p>
      <text:p text:style-name="Standard"/>
      <text:p text:style-name="Standard"><text:tab/>Chris <text:span text:style-name="T28">Leisure</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2pt" fo:font-weight="bold" style:font-size-asian="2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6in" style:type="right" style:leader-style="solid" style:leader-text="_"/>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in" style:type="right" style:leader-style="solid" style:leader-text="_"/>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in" style:type="right" style:leader-style="solid" style:leader-text="_"/>
        </style:tab-stops>
      </style:paragraph-properties>
      <style:text-properties fo:font-style="italic" style:font-style-asian="italic"/>
    </style:style>
    <style:style style:name="Footnote" style:family="paragraph" style:parent-style-name="Standard" style:class="extra"/>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3z0"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8">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style:style>
    <style:style style:name="MP2" style:family="paragraph" style:parent-style-name="Footer">
      <style:paragraph-properties fo:margin-left="0in" fo:margin-right="0.25in" fo:text-indent="0in" style:auto-text-indent="false"/>
      <style:text-properties fo:color="#808080"/>
    </style:style>
    <style:style style:name="MP3" style:family="paragraph" style:parent-style-name="Footer">
      <style:paragraph-properties fo:text-align="center" style:justify-single-word="false"/>
    </style:style>
    <style:style style:name="MT1" style:family="text"/>
    <style:style style:name="MT2" style:family="text">
      <style:text-properties fo:color="#0000ff"/>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20">
      <number:month/>
      <number:text>/</number:text>
      <number:day/>
      <number:text>/</number:text>
      <number:year number:style="long"/>
    </number:date-style>
  </office:automatic-styles>
  <office:master-styles>
    <style:master-page style:name="Standard" style:page-layout-name="Mpm1">
      <style:header>
        <text:p text:style-name="MP1">Copyright (C) 2000 Your Company Name – All rights reserved – Run away!</text:p>
        <text:p text:style-name="Header"/>
        <text:p text:style-name="Header"/>
      </style:header>
      <style:header-first style:display="false">
        <text:p text:style-name="Header_20_left"/>
      </style:header-first>
      <style:footer>
        <text:p text:style-name="MP2"><draw:frame draw:style-name="Mfr1" draw:name="Frame1" text:anchor-type="paragraph" svg:y="0.0008in" draw:z-index="16"><draw:text-box fo:min-height="0.0228in" fo:min-width="0.0161in"><text:p text:style-name="Footer"><text:span text:style-name="Page_20_Number"><text:page-number text:select-page="current">11</text:page-number></text:span></text:p></draw:text-box></draw:frame>Confidential<text:tab/>Page <text:tab/><text:date style:data-style-name="N120" text:date-value="2013-12-05T20:07:59.216633713">12/5/2013</text:date></text:p>
        <text:p text:style-name="Footer"/>
      </style:footer>
      <style:footer-first style:display="false">
        <text:p text:style-name="MP3"><text:span text:style-name="MT2"><draw:a xlink:type="simple" xlink:href="http://creativecommons.org/licenses/by/2.5/"><draw:frame draw:style-name="Mfr2" draw:name="graphics2" text:anchor-type="as-char" svg:width="0.9165in" svg:height="0.3228in" draw:z-index="0"><draw:image xlink:href="Pictures/10000200000000580000001FBE0AFCC2.png" xlink:type="simple" xlink:show="embed" xlink:actuate="onLoad"/></draw:frame></draw:a></text:span><text:line-break/>This work is licensed under a <text:a xlink:type="simple" xlink:href="http://creativecommons.org/licenses/by/2.5/"><text:span text:style-name="Internet_20_link">Creative Commons Attribution 2.5 License</text:span></text:a>.<text:line-break/>You may redistribute and modify it freely, including for commercial use, so long as you provide attribution to Chris Taylor as the author of the original templat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Chris Taylor</meta:initial-creator>
    <meta:creation-date>2006-09-15T11:48:00</meta:creation-date>
    <dc:date>2013-12-05T20:07:59.151515009</dc:date>
    <meta:editing-cycles>14</meta:editing-cycles>
    <meta:editing-duration>P2171DT13H3M10S</meta:editing-duration>
    <meta:generator>LibreOffice/4.1.3.2$Linux_X86_64 LibreOffice_project/410$Build-2</meta:generator>
    <meta:document-statistic meta:table-count="0" meta:image-count="1" meta:object-count="0" meta:page-count="17" meta:paragraph-count="287" meta:word-count="2076" meta:character-count="11725" meta:non-whitespace-character-count="9817"/>
    <meta:user-defined meta:name="CreativeCommons_CommercialUse">Yes</meta:user-defined>
    <meta:user-defined meta:name="CreativeCommons_Derivatives">Yes</meta:user-defined>
    <meta:user-defined meta:name="CreativeCommons_Jurisdiction"/>
    <meta:user-defined meta:name="CreativeCommons_LicenseURL">http://creativecommons.org/licenses/by/2.5/</meta:user-defined>
    <meta:user-defined meta:name="CreativeCommons_Licensed" meta:value-type="boolean">true</meta:user-defined>
  </office:meta>
</office:document-meta>
</file>